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style:font-name="odt2braille 6 dot" fo:font-size="14pt" style:font-size-asian="14pt" style:font-size-complex="14pt"/>
    </style:style>
    <style:style style:name="P2" style:family="paragraph" style:parent-style-name="Standard" style:list-style-name="Numbering_20_1">
      <style:text-properties style:font-name="odt2braille 6 dot" fo:font-size="14pt" officeooo:paragraph-rsid="00166cea" style:font-size-asian="14pt" style:font-size-complex="14pt"/>
    </style:style>
    <style:style style:name="P3" style:family="paragraph" style:parent-style-name="Standard" style:list-style-name="Numbering_20_1">
      <style:text-properties style:font-name="odt2braille 6 dot" fo:font-size="14pt" officeooo:paragraph-rsid="0016910c" style:font-size-asian="14pt" style:font-size-complex="14pt"/>
    </style:style>
    <style:style style:name="P4" style:family="paragraph" style:parent-style-name="Standard" style:list-style-name="Numbering_20_1">
      <style:text-properties style:font-name="odt2braille 6 dot" fo:font-size="14pt" officeooo:paragraph-rsid="001728bb" style:font-size-asian="14pt" style:font-size-complex="14pt"/>
    </style:style>
    <style:style style:name="P5" style:family="paragraph" style:parent-style-name="Standard" style:list-style-name="Numbering_20_1">
      <style:text-properties style:font-name="odt2braille 6 dot" fo:font-size="14pt" officeooo:paragraph-rsid="00181283" style:font-size-asian="14pt" style:font-size-complex="14pt"/>
    </style:style>
    <style:style style:name="T1" style:family="text">
      <style:text-properties officeooo:rsid="00166cea"/>
    </style:style>
    <style:style style:name="T2" style:family="text">
      <style:text-properties officeooo:rsid="001691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60668225756790464" text:style-name="Numbering_20_1">
        <text:list-item>
          <text:p text:style-name="P1">⠁ ⠜ ⠡ ⠷ ⠷</text:p>
        </text:list-item>
        <text:list-item>
          <text:p text:style-name="P1">⠃</text:p>
        </text:list-item>
        <text:list-item>
          <text:p text:style-name="P1">⠉ ⠯</text:p>
        </text:list-item>
        <text:list-item>
          <text:p text:style-name="P1">⠙</text:p>
        </text:list-item>
        <text:list-item>
          <text:p text:style-name="P1">⠑ ⠫ ⠣ ⠮ ⠿</text:p>
        </text:list-item>
        <text:list-item>
          <text:p text:style-name="P1">⠋</text:p>
        </text:list-item>
        <text:list-item>
          <text:p text:style-name="P1">⠛</text:p>
        </text:list-item>
        <text:list-item>
          <text:p text:style-name="P1">⠓</text:p>
        </text:list-item>
        <text:list-item>
          <text:p text:style-name="P1">⠊ ⠻ ⠩ ⠌ ⠌</text:p>
        </text:list-item>
        <text:list-item>
          <text:p text:style-name="P1">⠚</text:p>
        </text:list-item>
        <text:list-item>
          <text:p text:style-name="P1">⠅</text:p>
        </text:list-item>
        <text:list-item>
          <text:p text:style-name="P1">⠇</text:p>
        </text:list-item>
        <text:list-item>
          <text:p text:style-name="P1">⠍</text:p>
        </text:list-item>
        <text:list-item>
          <text:p text:style-name="P1">⠝ ⠻</text:p>
        </text:list-item>
        <text:list-item>
          <text:p text:style-name="P1">⠕ ⠪ ⠹ ⠬ ⠬</text:p>
        </text:list-item>
        <text:list-item>
          <text:p text:style-name="P1">⠏</text:p>
        </text:list-item>
        <text:list-item>
          <text:p text:style-name="P1">⠟</text:p>
        </text:list-item>
        <text:list-item>
          <text:p text:style-name="P1">⠗</text:p>
        </text:list-item>
        <text:list-item>
          <text:p text:style-name="P1">⠎ ⠮</text:p>
        </text:list-item>
        <text:list-item>
          <text:p text:style-name="P1">⠞</text:p>
        </text:list-item>
        <text:list-item>
          <text:p text:style-name="P1">⠥ ⠳ ⠱ ⠾ ⠾</text:p>
        </text:list-item>
        <text:list-item>
          <text:p text:style-name="P1">⠧</text:p>
        </text:list-item>
        <text:list-item>
          <text:p text:style-name="P1">⠺</text:p>
        </text:list-item>
        <text:list-item>
          <text:p text:style-name="P1">⠭</text:p>
        </text:list-item>
        <text:list-item>
          <text:p text:style-name="P1">⠽</text:p>
        </text:list-item>
        <text:list-item>
          <text:p text:style-name="P1">⠵</text:p>
        </text:list-item>
        <text:list-item>
          <text:p text:style-name="P1">⠏⠥⠝⠞ ⠲</text:p>
        </text:list-item>
        <text:list-item>
          <text:p text:style-name="P1"><text:soft-page-break/>⠅⠕⠍⠍⠁ ⠂</text:p>
        </text:list-item>
        <text:list-item>
          <text:p text:style-name="P1">⠏⠥⠝⠞⠅⠕⠍⠍⠁ ⠆</text:p>
        </text:list-item>
        <text:list-item>
          <text:p text:style-name="P1">⠙⠥⠃⠃⠑⠇⠑ ⠏⠥⠝⠞ ⠒</text:p>
        </text:list-item>
        <text:list-item>
          <text:p text:style-name="P1">⠧⠗⠁⠁⠛⠞⠑⠅⠑⠝ ⠢</text:p>
        </text:list-item>
        <text:list-item>
          <text:p text:style-name="P1">⠥⠊⠞⠗⠕⠑⠏⠞⠑⠅⠑⠝ ⠖</text:p>
        </text:list-item>
        <text:list-item>
          <text:p text:style-name="P1">⠎⠉⠓⠥⠊⠝⠑ ⠎⠞⠗⠑⠑⠏ ⠌</text:p>
        </text:list-item>
        <text:list-item>
          <text:p text:style-name="P1">⠇⠊⠛⠛⠑⠝⠙ ⠎⠞⠗⠑⠑⠏⠚⠑ ⠤</text:p>
        </text:list-item>
        <text:list-item>
          <text:p text:style-name="P1">⠃⠑⠇⠑⠞⠎⠑⠇⠞⠑⠅⠑⠝ ⠲⠲⠲</text:p>
        </text:list-item>
        <text:list-item>
          <text:p text:style-name="P1">⠦⠗⠕⠝⠙⠑ ⠓⠁⠁⠅⠚⠑⠎⠴</text:p>
        </text:list-item>
        <text:list-item>
          <text:p text:style-name="P1">⠶⠙⠥⠃⠃⠑⠇⠑ ⠁⠁⠝⠓⠁⠇⠊⠝⠛⠎⠞⠑⠅⠑⠝⠎⠶</text:p>
        </text:list-item>
        <text:list-item>
          <text:p text:style-name="P1">⠄⠑⠝⠅⠑⠇⠑ ⠁⠁⠝⠓⠁⠇⠊⠝⠛⠎⠞⠑⠅⠑⠝⠎⠄</text:p>
        </text:list-item>
        <text:list-item>
          <text:p text:style-name="P1">⠷⠧⠊⠑⠗⠅⠁⠝⠞⠑ ⠓⠁⠁⠅⠚⠑⠎⠾</text:p>
        </text:list-item>
        <text:list-item>
          <text:p text:style-name="P1">⠁⠍⠏⠑⠗⠎⠁⠝⠙ ⠯</text:p>
        </text:list-item>
        <text:list-item>
          <text:p text:style-name="P1">⠁⠎⠞⠑⠗⠊⠎⠅ ⠔</text:p>
        </text:list-item>
        <text:list-item>
          <text:p text:style-name="P1">⠁⠞ ⠜</text:p>
        </text:list-item>
        <text:list-item>
          <text:p text:style-name="P1">⠃⠁⠉⠅⠎⠇⠁⠎⠓ ⠐⠡</text:p>
        </text:list-item>
        <text:list-item>
          <text:p text:style-name="P1">⠉⠕⠏⠽⠗⠊⠛⠓⠞ ⠐⠉</text:p>
        </text:list-item>
        <text:list-item>
          <text:p text:style-name="P2">⠙⠕⠇⠇⠁⠗ ⠙⠕⠇⠇⠁⠗</text:p>
        </text:list-item>
        <text:list-item>
          <text:p text:style-name="P2">⠑⠥⠗⠕ ⠑⠥⠗⠕</text:p>
        </text:list-item>
        <text:list-item>
          <text:p text:style-name="P1">⠛⠑⠇⠊⠚⠅⠓⠑⠊⠙⠎⠞⠑⠅⠑⠝ ⠶</text:p>
        </text:list-item>
        <text:list-item>
          <text:p text:style-name="P1">⠛⠗⠕⠞⠑⠗ ⠙⠁⠝ ⠐⠕</text:p>
        </text:list-item>
        <text:list-item>
          <text:p text:style-name="P1">⠓⠑⠅⠚⠑ ⠐⠼</text:p>
        </text:list-item>
        <text:list-item>
          <text:p text:style-name="P1">⠅⠇⠑⠊⠝⠑⠗ ⠙⠁⠝ ⠐⠪</text:p>
        </text:list-item>
        <text:list-item>
          <text:p text:style-name="P1">⠏⠁⠗⠁⠛⠗⠁⠁⠋ ⠬</text:p>
        </text:list-item>
        <text:list-item>
          <text:p text:style-name="P2">⠏⠕⠝⠙ ⠏⠕⠝⠙</text:p>
        </text:list-item>
        <text:list-item>
          <text:p text:style-name="P1">⠗⠑⠛⠊⠎⠞⠑⠗⠑⠙ ⠐⠗</text:p>
        </text:list-item>
        <text:list-item>
          <text:p text:style-name="P1">⠥⠝⠙⠑⠗⠎⠉⠕⠗⠑ ⠸</text:p>
        </text:list-item>
        <text:list-item>
          <text:p text:style-name="P2"><text:soft-page-break/>⠽⠑⠝ ⠽⠑⠝</text:p>
        </text:list-item>
        <text:list-item>
          <text:p text:style-name="P1">⠼⠁</text:p>
        </text:list-item>
        <text:list-item>
          <text:p text:style-name="P1">⠼⠃</text:p>
        </text:list-item>
        <text:list-item>
          <text:p text:style-name="P1">⠼⠉</text:p>
        </text:list-item>
        <text:list-item>
          <text:p text:style-name="P1">⠼⠙</text:p>
        </text:list-item>
        <text:list-item>
          <text:p text:style-name="P1">⠼⠑</text:p>
        </text:list-item>
        <text:list-item>
          <text:p text:style-name="P1">⠼⠋</text:p>
        </text:list-item>
        <text:list-item>
          <text:p text:style-name="P1">⠼⠛</text:p>
        </text:list-item>
        <text:list-item>
          <text:p text:style-name="P1">⠼⠓</text:p>
        </text:list-item>
        <text:list-item>
          <text:p text:style-name="P1">⠼⠊</text:p>
        </text:list-item>
        <text:list-item>
          <text:p text:style-name="P1">⠼⠚</text:p>
        </text:list-item>
        <text:list-item>
          <text:p text:style-name="P1">⠼⠁⠲⠃⠉⠙⠲⠑⠋⠛⠂⠓⠊</text:p>
        </text:list-item>
        <text:list-item>
          <text:p text:style-name="P1">⠼⠚⠑⠚⠤⠼⠁⠃ ⠼⠉⠙ ⠼⠑⠋</text:p>
        </text:list-item>
        <text:list-item>
          <text:p text:style-name="P1">⠼⠚⠑⠚⠌⠼⠛⠓ ⠼⠊⠚ ⠼⠁⠃</text:p>
        </text:list-item>
        <text:list-item>
          <text:p text:style-name="P1">⠼⠚⠑⠚⠤⠼⠉⠙⠲⠑⠋⠲⠛⠓</text:p>
        </text:list-item>
        <text:list-item>
          <text:p text:style-name="P1">⠘⠃⠑⠼⠚⠉ ⠼⠙⠛⠙⠛ ⠼⠚⠋⠉⠛ ⠼⠓⠁⠓⠙</text:p>
        </text:list-item>
        <text:list-item>
          <text:p text:style-name="P1">⠖ ⠼⠉⠃ ⠼⠁⠁ ⠼⠉⠃ ⠼⠙⠉ ⠼⠑⠙</text:p>
        </text:list-item>
        <text:list-item>
          <text:p text:style-name="P1">⠼⠁⠠⠑⠂ ⠼⠁⠎⠞⠑</text:p>
        </text:list-item>
        <text:list-item>
          <text:p text:style-name="P1">⠼⠃⠠⠑⠂ ⠼⠃⠠⠙⠑</text:p>
        </text:list-item>
        <text:list-item>
          <text:p text:style-name="P1">⠼⠉⠠⠑⠂ ⠼⠉⠠⠙⠑</text:p>
        </text:list-item>
        <text:list-item>
          <text:p text:style-name="P1">⠼⠁⠑⠠⠑⠂ ⠼⠃⠛⠎⠞⠑</text:p>
        </text:list-item>
        <text:list-item>
          <text:p text:style-name="P1">⠼⠁⠚⠠⠁</text:p>
        </text:list-item>
        <text:list-item>
          <text:p text:style-name="P1">⠼⠁⠃⠲⠠⠃</text:p>
        </text:list-item>
        <text:list-item>
          <text:p text:style-name="P1">⠼⠁ ⠖ ⠼⠃ ⠶ ⠼⠉</text:p>
        </text:list-item>
        <text:list-item>
          <text:p text:style-name="P1">⠼⠊ ⠤ ⠼⠑ ⠶ ⠼⠙</text:p>
        </text:list-item>
        <text:list-item>
          <text:p text:style-name="P1">⠼⠉ ⠦ ⠼⠉ ⠶ ⠼⠊</text:p>
        </text:list-item>
        <text:list-item>
          <text:p text:style-name="P1">⠼⠓ ⠲ ⠼⠙ ⠶ ⠼⠃</text:p>
        </text:list-item>
        <text:list-item>
          <text:p text:style-name="P1"><text:soft-page-break/>⠼⠋⠑⠐⠖⠤⠅⠁⠁⠗⠞</text:p>
        </text:list-item>
        <text:list-item>
          <text:p text:style-name="P1">⠼⠙⠚⠤⠚⠁⠗⠊⠛⠑</text:p>
        </text:list-item>
        <text:list-item>
          <text:p text:style-name="P1">⠼⠛⠊⠂⠑ ⠿</text:p>
        </text:list-item>
        <text:list-item>
          <text:p text:style-name="P1">⠼⠁⠑ ⠿</text:p>
        </text:list-item>
        <text:list-item>
          <text:p text:style-name="P1">⠼⠉⠛⠂⠓⠈⠴ ⠨⠉</text:p>
        </text:list-item>
        <text:list-item>
          <text:p text:style-name="P2">⠼⠋⠑ ⠍<text:span text:style-name="T1">⠬</text:span>⠼⠃</text:p>
        </text:list-item>
        <text:list-item>
          <text:p text:style-name="P2">⠼⠁⠲⠚⠚⠚ ⠉⠍<text:span text:style-name="T1">⠬</text:span>⠼⠉</text:p>
        </text:list-item>
        <text:list-item>
          <text:p text:style-name="P1">⠼⠁⠌⠼⠃ ⠅⠛ ⠤ ⠼⠁⠌⠼⠃ ⠅⠛</text:p>
        </text:list-item>
        <text:list-item>
          <text:p text:style-name="P1">⠼⠁⠌⠼⠙ ⠇ ⠤ ⠼⠁⠌⠼⠙ ⠇</text:p>
        </text:list-item>
        <text:list-item>
          <text:p text:style-name="P1">⠘⠉⠕⠡⠆⠤⠥⠊⠞⠎⠞⠕⠕⠞⠒ ⠼⠁⠑⠓ ⠛ ⠘⠉⠕⠡⠆⠌⠅⠍</text:p>
        </text:list-item>
        <text:list-item>
          <text:p text:style-name="P1">⠨⠃⠑⠝⠑⠙⠊⠉⠞⠥⠎ ⠘⠭⠧⠊</text:p>
        </text:list-item>
        <text:list-item>
          <text:p text:style-name="P3">⠨⠚⠕⠵⠑⠋ <text:span text:style-name="T2">⠘⠊⠊⠤⠎⠞⠗⠁⠁⠞</text:span></text:p>
        </text:list-item>
        <text:list-item>
          <text:p text:style-name="P1">⠘⠺⠕ ⠘⠊⠊</text:p>
        </text:list-item>
        <text:list-item>
          <text:p text:style-name="P1">⠘⠑⠑⠝ ⠺⠕⠕⠗⠙ ⠊⠝ ⠓⠕⠕⠋⠙⠇⠑⠞⠞⠑⠗⠎</text:p>
        </text:list-item>
        <text:list-item>
          <text:p text:style-name="P1">⠘⠞⠺⠑⠑ ⠘⠺⠕⠕⠗⠙⠑⠝ ⠊⠝ ⠓⠕⠕⠋⠙⠇⠑⠞⠞⠑⠗⠎</text:p>
        </text:list-item>
        <text:list-item>
          <text:p text:style-name="P1">⠘⠙⠗⠊⠑ ⠘⠺⠕⠕⠗⠙⠑⠝ ⠘⠊⠝ ⠓⠕⠕⠋⠙⠇⠑⠞⠞⠑⠗⠎</text:p>
        </text:list-item>
        <text:list-item>
          <text:p text:style-name="P1">⠘⠘⠍⠑⠑⠗ ⠙⠁⠝ ⠙⠗⠊⠑ ⠘⠺⠕⠕⠗⠙⠑⠝ ⠊⠝ ⠓⠕⠕⠋⠙⠇⠑⠞⠞⠑⠗⠎</text:p>
        </text:list-item>
        <text:list-item>
          <text:p text:style-name="P4">⠘⠃⠞⠺⠤⠘⠞⠁⠗⠊⠑⠋ ⠧⠕⠇⠇⠑⠙⠊⠛ ⠊⠝ ⠓⠕⠕⠋⠙⠇⠑⠞⠞⠑⠗⠎</text:p>
        </text:list-item>
        <text:list-item>
          <text:p text:style-name="P1">⠘⠃⠞⠺⠤⠞⠁⠗⠊⠑⠋ ⠁⠇⠇⠑⠑⠝ ⠃⠞⠺ ⠊⠝ ⠓⠕⠕⠋⠙⠇⠑⠞⠞⠑⠗⠎</text:p>
        </text:list-item>
        <text:list-item>
          <text:p text:style-name="P1">⠘⠏⠐⠖⠗ ⠏⠁⠗⠅ ⠁⠝⠙ ⠗⠊⠙⠑</text:p>
        </text:list-item>
        <text:list-item>
          <text:p text:style-name="P5">⠨⠝⠤⠘⠧⠁ ⠨⠝⠊⠑⠥⠺⠤⠨⠧⠇⠁⠁⠍⠎⠑ ⠨⠁⠇⠇⠊⠁⠝⠞⠊⠑</text:p>
        </text:list-item>
        <text:list-item>
          <text:p text:style-name="P1">⠘⠉⠙⠐⠯⠧ ⠨⠉⠓⠗⠊⠎⠞⠑⠝⠤⠨⠙⠑⠍⠕⠉⠗⠁⠞⠊⠎⠉⠓ ⠑⠝ ⠨⠧⠇⠁⠁⠍⠎</text:p>
        </text:list-item>
        <text:list-item>
          <text:p text:style-name="P1">⠘⠺⠲⠋⠲ ⠨⠓⠑⠗⠍⠁⠝⠎</text:p>
        </text:list-item>
        <text:list-item>
          <text:p text:style-name="P1">⠘⠋⠁⠟⠄⠠⠎</text:p>
        </text:list-item>
        <text:list-item>
          <text:p text:style-name="P1">⠘⠧⠞⠍⠄⠠⠑⠗</text:p>
        </text:list-item>
        <text:list-item>
          <text:p text:style-name="P1">⠼⠋⠑⠐⠖⠄⠑⠗</text:p>
        </text:list-item>
        <text:list-item>
          <text:p text:style-name="P1">⠘⠘⠎⠇⠁⠁⠞ ⠙⠑ ⠧⠇⠁⠍ ⠊⠝ ⠙⠑ ⠏⠁⠝⠂ ⠙⠑⠅ ⠙⠑ ⠧⠥⠥⠗⠓⠁⠁⠗⠙ ⠙⠁⠝ ⠁⠋ <text:soft-page-break/>⠍⠑⠞ ⠑⠑⠝ ⠃⠗⠁⠝⠙⠺⠑⠗⠑⠝⠙⠑ ⠙⠑⠅⠑⠝ ⠕⠋ ⠑⠑⠝ ⠧⠕⠉⠓⠞⠊⠛⠑ ⠘⠙⠕⠑⠅⠲</text:p>
        </text:list-item>
        <text:list-item>
          <text:p text:style-name="P1">⠇⠊⠎⠁⠸⠙⠊⠗⠅⠜⠽⠁⠓⠕⠕⠲⠉⠕⠍</text:p>
        </text:list-item>
        <text:list-item>
          <text:p text:style-name="P1">⠓⠞⠞⠏⠒⠌⠌⠺⠺⠺⠲⠁⠧⠓⠲⠁⠎⠎⠕⠲⠋⠗</text:p>
        </text:list-item>
        <text:list-item>
          <text:p text:style-name="P1">⠨⠉⠒⠐⠡⠨⠙⠕⠉⠥⠍⠑⠝⠞⠎ ⠁⠝⠙ ⠨⠎⠑⠞⠞⠊⠝⠛⠎</text:p>
        </text:list-item>
        <text:list-item>
          <text:p text:style-name="P1">⠑⠼⠁⠃⠂⠉⠑</text:p>
        </text:list-item>
        <text:list-item>
          <text:p text:style-name="P1">⠑⠼⠁⠃⠂⠉⠑</text:p>
        </text:list-item>
        <text:list-item>
          <text:p text:style-name="P1">⠙⠼⠁⠚⠂⠚⠚</text:p>
        </text:list-item>
        <text:list-item>
          <text:p text:style-name="P1">⠙⠼⠁⠚⠂⠚⠚</text:p>
        </text:list-item>
        <text:list-item>
          <text:p text:style-name="P1">⠏⠼⠋⠑⠂⠙⠛</text:p>
        </text:list-item>
        <text:list-item>
          <text:p text:style-name="P1">⠏⠼⠋⠑⠂⠙⠛</text:p>
        </text:list-item>
        <text:list-item>
          <text:p text:style-name="P1">⠽⠼⠁⠚⠚⠲⠚⠚⠚</text:p>
        </text:list-item>
        <text:list-item>
          <text:p text:style-name="P1">⠽⠼⠁⠚⠚⠲⠚⠚⠚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81in" loext:contextual-spacing="false" fo:padding="0in" fo:border="none" style:shadow="none" style:join-border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5516in" fo:margin-left="0.551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3543in" fo:margin-left="0.551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1575in" fo:margin-left="0.551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0398in" fo:margin-left="0.551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2362in" fo:margin-left="0.551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4335in" fo:margin-left="0.55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6299in" fo:margin-left="0.551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0.8272in" fo:margin-left="0.551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1.0236in" fo:margin-left="0.551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1.2209in" fo:margin-left="0.551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Frees</meta:initial-creator>
    <meta:creation-date>2011-05-20T11:00:18.24</meta:creation-date>
    <meta:generator>LibreOffice/4.4.0.1$MacOSX_X86_64 LibreOffice_project/1ba9640ddd424f1f535c75bf2b86703770b8cf6f</meta:generator>
    <dc:date>2019-06-05T17:38:48.506801562</dc:date>
    <meta:editing-duration>PT2H8M2S</meta:editing-duration>
    <meta:editing-cycles>7</meta:editing-cycles>
    <meta:document-statistic meta:table-count="0" meta:image-count="0" meta:object-count="0" meta:page-count="5" meta:paragraph-count="119" meta:word-count="396" meta:character-count="1777" meta:non-whitespace-character-count="1619"/>
    <meta:user-defined meta:name="[BRL]BraillePageNumbers" meta:value-type="boolean">false</meta:user-defined>
    <meta:user-defined meta:name="[BRL]BrintpageNumbersInToc" meta:value-type="boolean">false</meta:user-defined>
    <meta:user-defined meta:name="[BRL]PageSeparator" meta:value-type="boolean">false</meta:user-defined>
  </office:meta>
</office:document-meta>
</file>